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08T01:52:34.085000000</dc:date>
    <meta:editing-duration>PT3M20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7" meta:word-count="22" meta:character-count="167" meta:non-whitespace-character-count="146"/>
  </office:meta>
</office:document-meta>
</file>